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ahoma" svg:font-family="Tahoma, Geneva, sans-serif"/>
    <style:font-face style:name="monospace" svg:font-family="monospace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Text_20_body" style:list-style-name="L1">
      <style:paragraph-properties fo:margin-left="0cm" fo:margin-right="0cm" fo:margin-top="0.54cm" fo:margin-bottom="0.54cm" loext:contextual-spacing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406cm" loext:contextual-spacing="false" fo:line-height="150%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.081cm" fo:margin-top="0.189cm" fo:margin-bottom="0.189cm" loext:contextual-spacing="false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.189cm" fo:margin-bottom="0.189cm" loext:contextual-spacing="false" fo:padding="0cm" fo:border="none"/>
    </style:style>
    <style:style style:name="P6" style:family="paragraph" style:parent-style-name="Text_20_body">
      <style:paragraph-properties fo:margin-top="0cm" fo:margin-bottom="0.406cm" loext:contextual-spacing="false" fo:line-height="150%" fo:orphans="2" fo:widows="2"/>
    </style:style>
    <style:style style:name="P7" style:family="paragraph" style:parent-style-name="Heading_20_2">
      <style:paragraph-properties fo:line-height="100%" fo:text-align="justify" style:justify-single-word="false"/>
      <style:text-properties style:font-name="Arial" fo:font-size="21.4500007629395pt" fo:font-weight="normal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style:line-height-at-least="0.487cm" fo:orphans="2" fo:widows="2" fo:text-indent="0cm" style:auto-text-indent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style:line-height-at-least="0.487cm" fo:orphans="2" fo:widows="2" fo:padding="0cm" fo:border="none"/>
    </style:style>
    <style:style style:name="T1" style:family="text">
      <style:text-properties fo:color="#333333" style:font-name="Tahoma" fo:font-size="10.6999998092651pt" style:text-underline-style="solid" style:text-underline-width="auto" style:text-underline-color="font-color" fo:font-weight="bold"/>
    </style:style>
    <style:style style:name="T2" style:family="text">
      <style:text-properties fo:color="#333333" style:font-name="Tahoma" fo:font-size="8.44999980926514pt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Arial" fo:font-size="11.5pt" fo:letter-spacing="normal" fo:font-style="normal" fo:font-weight="bold"/>
    </style:style>
    <style:style style:name="T4" style:family="text">
      <style:text-properties fo:font-variant="normal" fo:text-transform="none" fo:color="#333333" style:font-name="Arial" fo:font-size="11.5pt" fo:letter-spacing="normal" fo:font-style="normal" fo:font-weight="normal"/>
    </style:style>
    <style:style style:name="T5" style:family="text">
      <style:text-properties fo:font-variant="normal" fo:text-transform="none" fo:color="#666600" style:font-name="monospace" fo:font-size="9.19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monospace" fo:font-size="9.19999980926514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88" style:font-name="monospace" fo:font-size="9.19999980926514pt" fo:letter-spacing="normal" fo:font-style="normal" fo:font-weight="normal"/>
    </style:style>
    <style:style style:name="T9" style:family="text">
      <style:text-properties fo:font-variant="normal" fo:text-transform="none" fo:color="#006666" style:font-name="monospace" fo:font-size="9.19999980926514pt" fo:letter-spacing="normal" fo:font-style="normal" fo:font-weight="normal"/>
    </style:style>
    <style:style style:name="T10" style:family="text">
      <style:text-properties fo:font-variant="normal" fo:text-transform="none" fo:color="#3458a7" style:font-name="Arial" fo:font-size="11.5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660066" style:font-name="monospace" fo:font-size="9.19999980926514pt" fo:letter-spacing="normal" fo:font-style="normal" fo:font-weight="normal"/>
    </style:style>
    <style:style style:name="T12" style:family="text">
      <style:text-properties fo:font-variant="normal" fo:text-transform="none" fo:color="#880000" style:font-name="monospace" fo:font-size="9.19999980926514pt" fo:letter-spacing="normal" fo:font-style="normal" fo:font-weight="normal"/>
    </style:style>
    <style:style style:name="T13" style:family="text">
      <style:text-properties fo:font-variant="normal" fo:text-transform="none" fo:color="#008800" style:font-name="monospace" fo:font-size="9.199999809265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582cm" text:min-label-width="0.499cm"/>
      </text:list-level-style-bullet>
      <text:list-level-style-bullet text:level="2" text:style-name="Bullet_20_Symbols" style:num-suffix="." text:bullet-char="•">
        <style:list-level-properties text:space-before="0.582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Ответы на вопросы к собеседованию Level30</text:h>
      <text:list xml:id="list1448909123191671171" text:style-name="L1">
        <text:list-item>
          <text:p text:style-name="P2"> <text:a xlink:type="simple" xlink:href="http://info.javarush.ru/profile/DefNeo/created/topics/" text:style-name="Internet_20_link" text:visited-style-name="Visited_20_Internet_20_Link"><text:span text:style-name="T1">Блог им. DefNeo</text:span></text:a></text:p>
          <text:list>
            <text:list-item>
              <text:p text:style-name="P4"> </text:p>
            </text:list-item>
            <text:list-item>
              <text:p text:style-name="P5"><text:a xlink:type="simple" xlink:href="http://info.javarush.ru/tag/ответы/" text:style-name="Internet_20_link" text:visited-style-name="Visited_20_Internet_20_Link"><text:span text:style-name="T2">ответы</text:span></text:a></text:p>
            </text:list-item>
          </text:list>
        </text:list-item>
      </text:list>
      <text:p text:style-name="P3"><text:span text:style-name="Strong_20_Emphasis"><text:span text:style-name="T3">1 Что такое NaN?</text:span></text:span><text:span text:style-name="T4"><text:line-break/>NaN (англ. Not-a-Number) — одно из особых состояний числа с плавающей запятой. Используется во многих математических библиотеках и математических сопроцессорах. Данное состояние может возникнуть в различных случаях, например, когда предыдущая математическая операция завершилась с неопределённым результатом, или если в ячейку памяти попало не удовлетворяющее условиям число.<text:line-break/>В соответствии с IEEE 754, такое состояние задаётся через установку показателя степени в зарезервированное значение 11…11, а мантиссы — во что угодно, кроме 0 (зарезервированное значение для машинной бесконечности). Знак и мантисса могут нести какую-то дополнительную информацию: многие библиотеки «отрицательный» NaN выводят как -NaN.<text:line-break/>К операциям, приводящим к появлению NaN в качестве ответа, относятся:<text:line-break/>• все математические операции, содержащие NaN в качестве одного из операндов;<text:line-break/>• деление нуля на нуль;<text:line-break/>• деление бесконечности на бесконечность;<text:line-break/>• умножение нуля на бесконечность;<text:line-break/>• сложение бесконечности с бесконечностью противоположного знака;<text:line-break/>• вычисление квадратного корня отрицательного числа[1];<text:line-break/>• логарифмирование отрицательного числа.<text:line-break/>В некоторых языках программирования есть «тихий» и «сигнальный» NaN: первый, попав в любую операцию, возвращает NaN, второй — вызывает аварийную ситуацию. Обычно «тихий» или «сигнальный» определяется старшим битом мантиссы.<text:line-break/>NaN не равен ни одному другому значению (даже самому себе[2]); соответственно, самый простой метод проверки результата на NaN — это сравнение полученной величины с самой собой.<text:line-break/>Поведение других операций сравнения зависит от языка. Одни языки дают ложь[3] (так что a &lt; b и b &gt; a по-разному ведут себя с NaN), другие — выбрасывают аварию даже для «тихого» NaN.<text:line-break/>Любая нетривиальная операция, принимающая «тихий» NaN как аргумент, всегда </text:span><text:soft-page-break/><text:span text:style-name="T4">возвращает NaN вне зависимости от значения других аргументов. Единственными исключениями из этого правила являются функции max и min, которые возвращают значение «второго» аргумента (отличного от NaN).<text:line-break/>Тривиальные операции, являющиеся тождеством, обрабатываются особо: так, например, 1NaN равно 1.<text:line-break/><text:line-break/></text:span><text:span text:style-name="Strong_20_Emphasis"><text:span text:style-name="T3">2 Как получить бесконечность в Java?</text:span></text:span><text:span text:style-name="T4"><text:line-break/>В Java тип double имеет специальные значения для понятий «плюс бесконечность» и «минус бесконечность». Положительное число, разделенное на 0.0, дает «плюс бесконечность», а отрицательное – «минус бесконечность».<text:line-break/>Этим понятиям соответствуют специальные константы типа Double:<text:line-break/>Код Описание<text:line-break/>public static final double POSITIVE_INFINITY = 1.0 / 0.0; плюс бесконечность<text:line-break/>public static final double NEGATIVE_INFINITY = -1.0 / 0.0; минус бесконечность<text:line-break/>1) Строку конвертируем в число, а в ней есть буквы. Ответ – NaN<text:line-break/>2) Бесконечность минус бесконечность. Ответ — NaN<text:line-break/>3) Многие другие ситуации, где в ответе ждут число, а получается неизвестно что.<text:line-break/>Любая операция, где есть NaN, дает в результате NaN.</text:span></text:p>
      <text:p text:style-name="P8"><text:span text:style-name="Source_20_Text"><text:span text:style-name="T5">Действия</text:span></text:span><text:span text:style-name="Source_20_Text"><text:span text:style-name="T6"> </text:span></text:span><text:span text:style-name="Source_20_Text"><text:span text:style-name="T5">с</text:span></text:span><text:span text:style-name="Source_20_Text"><text:span text:style-name="T6"> </text:span></text:span><text:span text:style-name="Source_20_Text"><text:span text:style-name="T5">бесконечностью:</text:span></text:span></text:p>
      <text:p text:style-name="P9"><text:span text:style-name="Source_20_Text"><text:span text:style-name="T5">Выражение</text:span></text:span><text:span text:style-name="Source_20_Text"><text:span text:style-name="T6">                       </text:span></text:span><text:span text:style-name="Source_20_Text"><text:span text:style-name="T5">Результат</text:span></text:span></text:p>
      <text:p text:style-name="P9"><text:span text:style-name="Source_20_Text"><text:span text:style-name="T6">n </text:span></text:span><text:span text:style-name="Source_20_Text"><text:span text:style-name="T5">÷</text:span></text:span><text:span text:style-name="Source_20_Text"><text:span text:style-name="T6"> </text:span></text:span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                  </text:span></text:span><text:span text:style-name="Source_20_Text"><text:span text:style-name="T9">0</text:span></text:span></text:p>
      <text:p text:style-name="P9"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</text:span></text:span><text:span text:style-name="Source_20_Text"><text:span text:style-name="T5">×</text:span></text:span><text:span text:style-name="Source_20_Text"><text:span text:style-name="T6"> </text:span></text:span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          </text:span></text:span><text:span text:style-name="Source_20_Text"><text:span text:style-name="T5">±</text:span></text:span><text:span text:style-name="Source_20_Text"><text:span text:style-name="T8">Infinity</text:span></text:span></text:p>
      <text:p text:style-name="P9"><text:span text:style-name="Source_20_Text"><text:span text:style-name="T5">±(не</text:span></text:span><text:span text:style-name="Source_20_Text"><text:span text:style-name="T6"> </text:span></text:span><text:span text:style-name="Source_20_Text"><text:span text:style-name="T5">ноль)</text:span></text:span><text:span text:style-name="Source_20_Text"><text:span text:style-name="T6"> </text:span></text:span><text:span text:style-name="Source_20_Text"><text:span text:style-name="T5">÷</text:span></text:span><text:span text:style-name="Source_20_Text"><text:span text:style-name="T6"> </text:span></text:span><text:span text:style-name="Source_20_Text"><text:span text:style-name="T9">0</text:span></text:span><text:span text:style-name="Source_20_Text"><text:span text:style-name="T6">                  </text:span></text:span><text:span text:style-name="Source_20_Text"><text:span text:style-name="T5">±</text:span></text:span><text:span text:style-name="Source_20_Text"><text:span text:style-name="T8">Infinity</text:span></text:span></text:p>
      <text:p text:style-name="P9"><text:span text:style-name="Source_20_Text"><text:span text:style-name="T8">Infinity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8">Infinity</text:span></text:span><text:span text:style-name="Source_20_Text"><text:span text:style-name="T6">             </text:span></text:span><text:span text:style-name="Source_20_Text"><text:span text:style-name="T8">Infinity</text:span></text:span></text:p>
      <text:p text:style-name="P9"><text:span text:style-name="Source_20_Text"><text:span text:style-name="T5">±</text:span></text:span><text:span text:style-name="Source_20_Text"><text:span text:style-name="T9">0</text:span></text:span><text:span text:style-name="Source_20_Text"><text:span text:style-name="T6"> </text:span></text:span><text:span text:style-name="Source_20_Text"><text:span text:style-name="T5">÷</text:span></text:span><text:span text:style-name="Source_20_Text"><text:span text:style-name="T6"> </text:span></text:span><text:span text:style-name="Source_20_Text"><text:span text:style-name="T5">±</text:span></text:span><text:span text:style-name="Source_20_Text"><text:span text:style-name="T9">0</text:span></text:span><text:span text:style-name="Source_20_Text"><text:span text:style-name="T6">                         </text:span></text:span><text:span text:style-name="Source_20_Text"><text:span text:style-name="T8">NaN</text:span></text:span></text:p>
      <text:p text:style-name="P9"><text:span text:style-name="Source_20_Text"><text:span text:style-name="T8">Infinity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6"> </text:span></text:span><text:span text:style-name="Source_20_Text"><text:span text:style-name="T8">Infinity</text:span></text:span><text:span text:style-name="Source_20_Text"><text:span text:style-name="T6">             </text:span></text:span><text:span text:style-name="Source_20_Text"><text:span text:style-name="T8">NaN</text:span></text:span></text:p>
      <text:p text:style-name="P9"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</text:span></text:span><text:span text:style-name="Source_20_Text"><text:span text:style-name="T5">÷</text:span></text:span><text:span text:style-name="Source_20_Text"><text:span text:style-name="T6"> </text:span></text:span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          </text:span></text:span><text:span text:style-name="Source_20_Text"><text:span text:style-name="T8">NaN</text:span></text:span></text:p>
      <text:p text:style-name="P9"><text:span text:style-name="Source_20_Text"><text:span text:style-name="T5">±</text:span></text:span><text:span text:style-name="Source_20_Text"><text:span text:style-name="T8">Infinity</text:span></text:span><text:span text:style-name="Source_20_Text"><text:span text:style-name="T6"> </text:span></text:span><text:span text:style-name="Source_20_Text"><text:span text:style-name="T5">×</text:span></text:span><text:span text:style-name="Source_20_Text"><text:span text:style-name="T6"> </text:span></text:span><text:span text:style-name="Source_20_Text"><text:span text:style-name="T9">0</text:span></text:span><text:span text:style-name="Source_20_Text"><text:span text:style-name="T6">                   </text:span></text:span><text:span text:style-name="Source_20_Text"><text:span text:style-name="T8">NaN</text:span></text:span></text:p>
      <text:p text:style-name="P6"><text:span text:style-name="T4"><text:line-break/><text:line-break/></text:span><text:span text:style-name="Strong_20_Emphasis"><text:span text:style-name="T3">3 Как проверить, что в результате вычисления получилась бесконечность?</text:span></text:span><text:span text:style-name="T4"><text:line-break/>Есть ответ на StackOverFlow. <text:line-break/></text:span><text:a xlink:type="simple" xlink:href="http://stackoverflow.com/questions/12952024/how-to-implement-infinity-in-java" text:style-name="Internet_20_link" text:visited-style-name="Visited_20_Internet_20_Link"><text:span text:style-name="T10">stackoverflow.com/questions/12952024/how-to-implement-infinity-in-java</text:span></text:a><text:span text:style-name="T4"><text:line-break/>Все сводится к выводу System.out.println()<text:line-break/></text:span><text:span text:style-name="Strong_20_Emphasis"><text:span text:style-name="T3">4 Что такое битовая маска?</text:span></text:span><text:span text:style-name="T4"><text:line-break/>Битовая маска – это когда хранится много различных логических значений (true/false) в виде одного целого числа. При этом каждому boolean-значению соответствует определенный бит.<text:line-break/></text:span><text:span text:style-name="Strong_20_Emphasis"><text:span text:style-name="T3">5 Где применяют битовые маски?</text:span></text:span><text:span text:style-name="T4"><text:line-break/></text:span><text:soft-page-break/><text:span text:style-name="T4">— В основном там, где надо компактно хранить много информации об объектах. Когда хранишь много информации об объекте, всегда наберется пара десятков логических переменных. Вот их всех удобно хранить в одном числе.<text:line-break/>Именно хранить. Т.к. пользоваться им в работе не так уж удобно.<text:line-break/><text:line-break/></text:span><text:span text:style-name="Strong_20_Emphasis"><text:span text:style-name="T3">6 Как установить бит в единицу в битовой маске?</text:span></text:span><text:span text:style-name="T4"><text:line-break/>Опираясь на лекции можно ответить таким кодом:<text:line-break/>Здесь использовал метод Integer.toBinaryString(), дабы проверить себя, а вдруг)))</text:span></text:p>
      <text:p text:style-name="P8"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class</text:span></text:span><text:span text:style-name="Source_20_Text"><text:span text:style-name="T6"> </text:span></text:span><text:span text:style-name="Source_20_Text"><text:span text:style-name="T11">BitMask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   </text:span></text:span></text:p>
      <text:p text:style-name="P9"><text:span text:style-name="Source_20_Text"><text:span text:style-name="T7">    </text:span></text:span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static</text:span></text:span><text:span text:style-name="Source_20_Text"><text:span text:style-name="T6"> </text:span></text:span><text:span text:style-name="Source_20_Text"><text:span text:style-name="T8">void</text:span></text:span><text:span text:style-name="Source_20_Text"><text:span text:style-name="T6"> main</text:span></text:span><text:span text:style-name="Source_20_Text"><text:span text:style-name="T5">(</text:span></text:span><text:span text:style-name="Source_20_Text"><text:span text:style-name="T11">String</text:span></text:span><text:span text:style-name="Source_20_Text"><text:span text:style-name="T5">[]</text:span></text:span><text:span text:style-name="Source_20_Text"><text:span text:style-name="T6"> args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        </text:span></text:span><text:span text:style-name="Source_20_Text"><text:span text:style-name="T8">int</text:span></text:span><text:span text:style-name="Source_20_Text"><text:span text:style-name="T6"> a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9">9</text:span></text:span><text:span text:style-name="Source_20_Text"><text:span text:style-name="T5">;</text:span></text:span></text:p>
      <text:p text:style-name="P9"><text:span text:style-name="Source_20_Text"><text:span text:style-name="T7">       </text:span></text:span><text:span text:style-name="Source_20_Text"><text:span text:style-name="T6">a </text:span></text:span><text:span text:style-name="Source_20_Text"><text:span text:style-name="T5">|=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1</text:span></text:span><text:span text:style-name="Source_20_Text"><text:span text:style-name="T5">&lt;&lt;</text:span></text:span><text:span text:style-name="Source_20_Text"><text:span text:style-name="T9">2</text:span></text:span><text:span text:style-name="Source_20_Text"><text:span text:style-name="T5">);</text:span></text:span><text:span text:style-name="Source_20_Text"><text:span text:style-name="T6"> </text:span></text:span><text:span text:style-name="Source_20_Text"><text:span text:style-name="T12">// установить в 1 бит 2</text:span></text:span></text:p>
      <text:p text:style-name="P9"><text:span text:style-name="Source_20_Text"><text:span text:style-name="T7">        </text:span></text:span><text:span text:style-name="Source_20_Text"><text:span text:style-name="T11">System</text:span></text:span><text:span text:style-name="Source_20_Text"><text:span text:style-name="T5">.</text:span></text:span><text:span text:style-name="Source_20_Text"><text:span text:style-name="T8">out</text:span></text:span><text:span text:style-name="Source_20_Text"><text:span text:style-name="T5">.</text:span></text:span><text:span text:style-name="Source_20_Text"><text:span text:style-name="T6">println</text:span></text:span><text:span text:style-name="Source_20_Text"><text:span text:style-name="T5">(</text:span></text:span><text:span text:style-name="Source_20_Text"><text:span text:style-name="T11">Integer</text:span></text:span><text:span text:style-name="Source_20_Text"><text:span text:style-name="T5">.</text:span></text:span><text:span text:style-name="Source_20_Text"><text:span text:style-name="T6">toBinaryString</text:span></text:span><text:span text:style-name="Source_20_Text"><text:span text:style-name="T5">(</text:span></text:span><text:span text:style-name="Source_20_Text"><text:span text:style-name="T6">a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13">" "</text:span></text:span><text:span text:style-name="Source_20_Text"><text:span text:style-name="T5">+</text:span></text:span><text:span text:style-name="Source_20_Text"><text:span text:style-name="T6"> a</text:span></text:span><text:span text:style-name="Source_20_Text"><text:span text:style-name="T5">);</text:span></text:span></text:p>
      <text:p text:style-name="P9"><text:span text:style-name="Source_20_Text"><text:span text:style-name="T7">    </text:span></text:span><text:span text:style-name="Source_20_Text"><text:span text:style-name="T5">}</text:span></text:span></text:p>
      <text:p text:style-name="P9"><text:span text:style-name="Source_20_Text"><text:span text:style-name="T5">}</text:span></text:span></text:p>
      <text:p text:style-name="P9"><text:span text:style-name="Source_20_Text"><text:span text:style-name="T5">Вывод</text:span></text:span><text:span text:style-name="Source_20_Text"><text:span text:style-name="T6"> </text:span></text:span><text:span text:style-name="Source_20_Text"><text:span text:style-name="T5">такой:</text:span></text:span></text:p>
      <text:p text:style-name="P9"><text:span text:style-name="Source_20_Text"><text:span text:style-name="T9">1101</text:span></text:span><text:span text:style-name="Source_20_Text"><text:span text:style-name="T6"> </text:span></text:span><text:span text:style-name="Source_20_Text"><text:span text:style-name="T9">13</text:span></text:span></text:p>
      <text:p text:style-name="P6"><text:span text:style-name="T4"><text:line-break/><text:line-break/></text:span><text:span text:style-name="Strong_20_Emphasis"><text:span text:style-name="T3">7 Как установить бит в ноль в битовой маске?</text:span></text:span></text:p>
      <text:p text:style-name="P8"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class</text:span></text:span><text:span text:style-name="Source_20_Text"><text:span text:style-name="T6"> </text:span></text:span><text:span text:style-name="Source_20_Text"><text:span text:style-name="T11">BitMask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static</text:span></text:span><text:span text:style-name="Source_20_Text"><text:span text:style-name="T6"> </text:span></text:span><text:span text:style-name="Source_20_Text"><text:span text:style-name="T8">void</text:span></text:span><text:span text:style-name="Source_20_Text"><text:span text:style-name="T6"> main</text:span></text:span><text:span text:style-name="Source_20_Text"><text:span text:style-name="T5">(</text:span></text:span><text:span text:style-name="Source_20_Text"><text:span text:style-name="T11">String</text:span></text:span><text:span text:style-name="Source_20_Text"><text:span text:style-name="T5">[]</text:span></text:span><text:span text:style-name="Source_20_Text"><text:span text:style-name="T6"> args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8">int</text:span></text:span><text:span text:style-name="Source_20_Text"><text:span text:style-name="T6"> a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9">15</text:span></text:span><text:span text:style-name="Source_20_Text"><text:span text:style-name="T5">;</text:span></text:span></text:p>
      <text:p text:style-name="P9"><text:span text:style-name="Source_20_Text"><text:span text:style-name="T6">a </text:span></text:span><text:span text:style-name="Source_20_Text"><text:span text:style-name="T5">&amp;=</text:span></text:span><text:span text:style-name="Source_20_Text"><text:span text:style-name="T6"> </text:span></text:span><text:span text:style-name="Source_20_Text"><text:span text:style-name="T5">~(</text:span></text:span><text:span text:style-name="Source_20_Text"><text:span text:style-name="T9">1</text:span></text:span><text:span text:style-name="Source_20_Text"><text:span text:style-name="T5">&lt;&lt;</text:span></text:span><text:span text:style-name="Source_20_Text"><text:span text:style-name="T9">2</text:span></text:span><text:span text:style-name="Source_20_Text"><text:span text:style-name="T5">);</text:span></text:span><text:span text:style-name="Source_20_Text"><text:span text:style-name="T6"> </text:span></text:span><text:span text:style-name="Source_20_Text"><text:span text:style-name="T12">// установить в 0 бит 2</text:span></text:span></text:p>
      <text:p text:style-name="P9"><text:span text:style-name="Source_20_Text"><text:span text:style-name="T11">System</text:span></text:span><text:span text:style-name="Source_20_Text"><text:span text:style-name="T5">.</text:span></text:span><text:span text:style-name="Source_20_Text"><text:span text:style-name="T8">out</text:span></text:span><text:span text:style-name="Source_20_Text"><text:span text:style-name="T5">.</text:span></text:span><text:span text:style-name="Source_20_Text"><text:span text:style-name="T6">println</text:span></text:span><text:span text:style-name="Source_20_Text"><text:span text:style-name="T5">(</text:span></text:span><text:span text:style-name="Source_20_Text"><text:span text:style-name="T11">Integer</text:span></text:span><text:span text:style-name="Source_20_Text"><text:span text:style-name="T5">.</text:span></text:span><text:span text:style-name="Source_20_Text"><text:span text:style-name="T6">toBinaryString</text:span></text:span><text:span text:style-name="Source_20_Text"><text:span text:style-name="T5">(</text:span></text:span><text:span text:style-name="Source_20_Text"><text:span text:style-name="T6">a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13">" "</text:span></text:span><text:span text:style-name="Source_20_Text"><text:span text:style-name="T5">+</text:span></text:span><text:span text:style-name="Source_20_Text"><text:span text:style-name="T6"> a</text:span></text:span><text:span text:style-name="Source_20_Text"><text:span text:style-name="T5">);</text:span></text:span></text:p>
      <text:p text:style-name="P9"><text:span text:style-name="Source_20_Text"><text:span text:style-name="T7">    </text:span></text:span><text:span text:style-name="Source_20_Text"><text:span text:style-name="T5">}</text:span></text:span></text:p>
      <text:p text:style-name="P9"><text:span text:style-name="Source_20_Text"><text:span text:style-name="T5">}</text:span></text:span></text:p>
      <text:p text:style-name="P9"><text:span text:style-name="Source_20_Text"><text:span text:style-name="T5">Вывод:</text:span></text:span><text:span text:style-name="Source_20_Text"><text:span text:style-name="T6"> </text:span></text:span><text:span text:style-name="Source_20_Text"><text:span text:style-name="T9">1011</text:span></text:span><text:span text:style-name="Source_20_Text"><text:span text:style-name="T6"> </text:span></text:span><text:span text:style-name="Source_20_Text"><text:span text:style-name="T9">11</text:span></text:span></text:p>
      <text:p text:style-name="P6"><text:span text:style-name="T4"><text:line-break/>Я взял число 15, так как на нем более наглядно видно, куда устанавливается 0.<text:line-break/></text:span><text:span text:style-name="Strong_20_Emphasis"><text:span text:style-name="T3">8 Как получить значение определенного бита в битовой маске?</text:span></text:span></text:p>
      <text:p text:style-name="P8"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class</text:span></text:span><text:span text:style-name="Source_20_Text"><text:span text:style-name="T6"> </text:span></text:span><text:span text:style-name="Source_20_Text"><text:span text:style-name="T11">BitMask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8">public</text:span></text:span><text:span text:style-name="Source_20_Text"><text:span text:style-name="T6"> </text:span></text:span><text:span text:style-name="Source_20_Text"><text:span text:style-name="T8">static</text:span></text:span><text:span text:style-name="Source_20_Text"><text:span text:style-name="T6"> </text:span></text:span><text:span text:style-name="Source_20_Text"><text:span text:style-name="T8">void</text:span></text:span><text:span text:style-name="Source_20_Text"><text:span text:style-name="T6"> main</text:span></text:span><text:span text:style-name="Source_20_Text"><text:span text:style-name="T5">(</text:span></text:span><text:span text:style-name="Source_20_Text"><text:span text:style-name="T11">String</text:span></text:span><text:span text:style-name="Source_20_Text"><text:span text:style-name="T5">[]</text:span></text:span><text:span text:style-name="Source_20_Text"><text:span text:style-name="T6"> args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     </text:span></text:span><text:span text:style-name="Source_20_Text"><text:span text:style-name="T8">int</text:span></text:span><text:span text:style-name="Source_20_Text"><text:span text:style-name="T6"> a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9">15</text:span></text:span><text:span text:style-name="Source_20_Text"><text:span text:style-name="T5">;</text:span></text:span></text:p>
      <text:p text:style-name="P9"><text:span text:style-name="Source_20_Text"><text:span text:style-name="T7">     </text:span></text:span><text:span text:style-name="Source_20_Text"><text:span text:style-name="T6">a </text:span></text:span><text:span text:style-name="Source_20_Text"><text:span text:style-name="T5">&amp;=</text:span></text:span><text:span text:style-name="Source_20_Text"><text:span text:style-name="T6"> </text:span></text:span><text:span text:style-name="Source_20_Text"><text:span text:style-name="T5">~(</text:span></text:span><text:span text:style-name="Source_20_Text"><text:span text:style-name="T9">1</text:span></text:span><text:span text:style-name="Source_20_Text"><text:span text:style-name="T5">&lt;&lt;</text:span></text:span><text:span text:style-name="Source_20_Text"><text:span text:style-name="T9">2</text:span></text:span><text:span text:style-name="Source_20_Text"><text:span text:style-name="T5">);</text:span></text:span><text:span text:style-name="Source_20_Text"><text:span text:style-name="T6"> </text:span></text:span><text:span text:style-name="Source_20_Text"><text:span text:style-name="T12">// установить в 0 бит 2</text:span></text:span></text:p>
      <text:p text:style-name="P9"><text:span text:style-name="Source_20_Text"><text:span text:style-name="T7">     </text:span></text:span><text:span text:style-name="Source_20_Text"><text:span text:style-name="T8">int</text:span></text:span><text:span text:style-name="Source_20_Text"><text:span text:style-name="T6"> c </text:span></text:span><text:span text:style-name="Source_20_Text"><text:span text:style-name="T5">=</text:span></text:span><text:span text:style-name="Source_20_Text"><text:span text:style-name="T6"> a </text:span></text:span><text:span text:style-name="Source_20_Text"><text:span text:style-name="T5">&amp;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1</text:span></text:span><text:span text:style-name="Source_20_Text"><text:span text:style-name="T5">&lt;&lt;</text:span></text:span><text:span text:style-name="Source_20_Text"><text:span text:style-name="T9">2</text:span></text:span><text:span text:style-name="Source_20_Text"><text:span text:style-name="T5">);</text:span></text:span><text:span text:style-name="Source_20_Text"><text:span text:style-name="T6"> </text:span></text:span><text:span text:style-name="Source_20_Text"><text:span text:style-name="T12">// узнаем про 2 бит</text:span></text:span></text:p>
      <text:p text:style-name="P9"><text:span text:style-name="Source_20_Text"><text:span text:style-name="T7">     </text:span></text:span><text:span text:style-name="Source_20_Text"><text:span text:style-name="T8">int</text:span></text:span><text:span text:style-name="Source_20_Text"><text:span text:style-name="T6"> d </text:span></text:span><text:span text:style-name="Source_20_Text"><text:span text:style-name="T5">=</text:span></text:span><text:span text:style-name="Source_20_Text"><text:span text:style-name="T6"> a </text:span></text:span><text:span text:style-name="Source_20_Text"><text:span text:style-name="T5">&amp;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1</text:span></text:span><text:span text:style-name="Source_20_Text"><text:span text:style-name="T5">&lt;&lt;</text:span></text:span><text:span text:style-name="Source_20_Text"><text:span text:style-name="T9">3</text:span></text:span><text:span text:style-name="Source_20_Text"><text:span text:style-name="T5">);</text:span></text:span><text:span text:style-name="Source_20_Text"><text:span text:style-name="T6"> </text:span></text:span><text:span text:style-name="Source_20_Text"><text:span text:style-name="T12">// узнаем про 3 бит</text:span></text:span></text:p>
      <text:p text:style-name="P9"><text:span text:style-name="Source_20_Text"><text:span text:style-name="T7">    </text:span></text:span><text:span text:style-name="Source_20_Text"><text:span text:style-name="T11">System</text:span></text:span><text:span text:style-name="Source_20_Text"><text:span text:style-name="T5">.</text:span></text:span><text:span text:style-name="Source_20_Text"><text:span text:style-name="T8">out</text:span></text:span><text:span text:style-name="Source_20_Text"><text:span text:style-name="T5">.</text:span></text:span><text:span text:style-name="Source_20_Text"><text:span text:style-name="T6">println</text:span></text:span><text:span text:style-name="Source_20_Text"><text:span text:style-name="T5">(</text:span></text:span><text:span text:style-name="Source_20_Text"><text:span text:style-name="T11">Integer</text:span></text:span><text:span text:style-name="Source_20_Text"><text:span text:style-name="T5">.</text:span></text:span><text:span text:style-name="Source_20_Text"><text:span text:style-name="T6">toBinaryString</text:span></text:span><text:span text:style-name="Source_20_Text"><text:span text:style-name="T5">(</text:span></text:span><text:span text:style-name="Source_20_Text"><text:span text:style-name="T6">a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13">" "</text:span></text:span><text:span text:style-name="Source_20_Text"><text:span text:style-name="T5">+</text:span></text:span><text:span text:style-name="Source_20_Text"><text:span text:style-name="T6"> a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13">" "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c </text:span></text:span><text:span text:style-name="Source_20_Text"><text:span text:style-name="T5">+</text:span></text:span><text:span text:style-name="Source_20_Text"><text:span text:style-name="T13">" "</text:span></text:span><text:span text:style-name="Source_20_Text"><text:span text:style-name="T5">+</text:span></text:span><text:span text:style-name="Source_20_Text"><text:span text:style-name="T6"> d</text:span></text:span><text:span text:style-name="Source_20_Text"><text:span text:style-name="T5">);</text:span></text:span></text:p>
      <text:p text:style-name="P9"><text:span text:style-name="Source_20_Text"><text:span text:style-name="T7">    </text:span></text:span><text:span text:style-name="Source_20_Text"><text:span text:style-name="T5">}</text:span></text:span></text:p>
      <text:p text:style-name="P9"><text:span text:style-name="Source_20_Text"><text:span text:style-name="T5">}</text:span></text:span></text:p>
      <text:p text:style-name="P9"><text:span text:style-name="Source_20_Text"><text:span text:style-name="T5">Вывод:</text:span></text:span><text:span text:style-name="Source_20_Text"><text:span text:style-name="T6"> </text:span></text:span><text:span text:style-name="Source_20_Text"><text:span text:style-name="T9">1011</text:span></text:span><text:span text:style-name="Source_20_Text"><text:span text:style-name="T6"> </text:span></text:span><text:span text:style-name="Source_20_Text"><text:span text:style-name="T9">11</text:span></text:span><text:span text:style-name="Source_20_Text"><text:span text:style-name="T6"> </text:span></text:span><text:span text:style-name="Source_20_Text"><text:span text:style-name="T9">0</text:span></text:span><text:span text:style-name="Source_20_Text"><text:span text:style-name="T6"> </text:span></text:span><text:span text:style-name="Source_20_Text"><text:span text:style-name="T9">8</text:span></text:span></text:p>
      <text:p text:style-name="P6"><text:soft-page-break/><text:span text:style-name="T4"><text:line-break/><text:line-break/>C 0 все понятно, на том месте и вправду 0. А переменная d возвращает значение запрашиваемого бита (в 10-ой системе).<text:line-break/></text:span><text:span text:style-name="Strong_20_Emphasis"><text:span text:style-name="T3">9 Что такое ленивое вычисление выражения?</text:span></text:span><text:span text:style-name="T4"><text:line-break/>Статья: </text:span><text:a xlink:type="simple" xlink:href="http://www.ibm.com/developerworks/ru/library/l-lazyprog/" text:style-name="Internet_20_link" text:visited-style-name="Visited_20_Internet_20_Link"><text:span text:style-name="T10">www.ibm.com/developerworks/ru/library/l-lazyprog/</text:span></text:a><text:span text:style-name="T4"><text:line-break/>Это ленивые вычисления (lazy evaluation). В ленивых вычислениях ни один параметр не вычисляется, пока в нем нет необходимости. Программы фактически начинаются с конца и работают от конца к началу. Программа вычисляет, что должно быть возвращено, и продолжает движение назад, чтобы определить, какое значение для этого требуется. В сущности каждая функция вызывается с promise'ами для каждого параметра. Когда для вычисления необходимо значение, тогда выполняется promise. Поскольку код выполняется только тогда, когда необходимо значение, это называется вызов по необходимости (call-by-need). В традиционных языках программирования вместо promise'ов передаются значения, это называется вызов по значению(call-by-value).<text:line-break/>Технология программирования «вызов по необходимости» имеет ряд преимуществ. Потоки имплементируются автоматически. Ненужные значения никогда не вычисляются. Однако, поведение ленивых программ часто трудно предсказать. В программах типа «вызов по значению» порядок вычисления довольно предсказуем, поэтому любые time- или sequence-based вычисления относительно легко имплемнтировать. В ленивых языках, где специальные конструкции, например, monads, необходимы для описания явно упорядоченных событий, это намного труднее. Все это также делает связь с другими языками более трудной.<text:line-break/>Существуют языки программирования, например, Haskell и Clean, использующие ленивое программирование по умолчанию. Кроме того, для некоторых языков, таких как Scheme, ML и другие, существуют ленивые версии.<text:line-break/>Иногда, откладывая вычисления до тех пор, пока не понадобится их значение, вы можете оптимизировать скорость выполнения программы или реструктурировать программу в более понятную форму. Несмотря на свою ценность, методы ленивого программирования не слишком широко используются или даже не очень известны. Подумайте о том, чтобы добавить их в ваш арсенал.<text:line-break/><text:line-break/></text:span><text:span text:style-name="Strong_20_Emphasis"><text:span text:style-name="T3">10 Чем отличается использование &amp;&amp; и &amp; для типа boolean?</text:span></text:span><text:span text:style-name="T4"><text:line-break/>&amp;&amp; — это логическое «и». (В этом случае имеют место ленивые вычисления: некоторые вычисления опускаются, когда результат и так ясен)<text:line-break/>&amp; — это побитовое «и» (Если применить этот оператор к переменным типа Boolean, то ленивых вычислений происходить не будет)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ahoma" svg:font-family="Tahoma, Geneva, sans-serif"/>
    <style:font-face style:name="monospace" svg:font-family="monospace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19:08.827236471</meta:creation-date>
    <dc:date>2018-05-14T21:22:52.514040753</dc:date>
    <meta:editing-duration>PT3M44S</meta:editing-duration>
    <meta:editing-cycles>1</meta:editing-cycles>
    <meta:document-statistic meta:table-count="0" meta:image-count="0" meta:object-count="0" meta:page-count="5" meta:paragraph-count="47" meta:word-count="1022" meta:character-count="7453" meta:non-whitespace-character-count="6245"/>
    <meta:generator>LibreOffice/5.1.6.2$Linux_X86_64 LibreOffice_project/10m0$Build-2</meta:generator>
  </office:meta>
</office:document-meta>
</file>